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91BC8291F2E5EF8A78.jpg" manifest:media-type="image/jpeg"/>
  <manifest:file-entry manifest:full-path="Pictures/10000000000001E1000001F125C5CBA647EE51C5.png" manifest:media-type="image/png"/>
  <manifest:file-entry manifest:full-path="Pictures/10000000000001E1000001F19B988810F5EC5700.pdf" manifest:media-type="application/pdf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fill-color="#ff0000" draw:textarea-horizontal-align="justify" draw:textarea-vertical-align="middle" draw:auto-grow-height="false" fo:min-height="0.386cm" fo:min-width="1.841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64cm" fo:min-width="2.723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08cm" svg:height="5.249cm" svg:x="2.864cm" svg:y="7.435cm">
          <draw:image xlink:href="Pictures/10000000000001E1000001F19B988810F5EC5700.pdf" xlink:type="simple" xlink:show="embed" xlink:actuate="onLoad" loext:mime-type="application/pdf">
            <text:p/>
          </draw:image>
          <draw:image xlink:href="Pictures/10000000000001E1000001F125C5CBA647EE51C5.png" xlink:type="simple" xlink:show="embed" xlink:actuate="onLoad" loext:mime-type="image/png"/>
        </draw:frame>
        <draw:frame draw:style-name="gr1" draw:text-style-name="P1" draw:layer="layout" svg:width="5.08cm" svg:height="5.249cm" svg:x="8.198cm" svg:y="7.35cm">
          <draw:image xlink:href="Pictures/10000000000001E1000001F19B988810F5EC5700.pdf" xlink:type="simple" xlink:show="embed" xlink:actuate="onLoad" loext:mime-type="application/pdf">
            <text:p/>
          </draw:image>
          <draw:image xlink:href="Pictures/10000000000001E1000001F125C5CBA647EE51C5.png" xlink:type="simple" xlink:show="embed" xlink:actuate="onLoad" loext:mime-type="image/png"/>
        </draw:frame>
        <draw:custom-shape draw:style-name="gr2" draw:text-style-name="P2" draw:layer="layout" svg:width="2.921cm" svg:height="1.27cm" svg:x="6.547cm" svg:y="9.2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1" draw:layer="layout" svg:width="5.236cm" svg:height="2.057cm" svg:x="5.502cm" svg:y="5.19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3" draw:layer="layout" svg:width="3.683cm" svg:height="1.778cm" svg:x="13.532cm" svg:y="9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draw:layer="layout" svg:width="2.717cm" svg:height="1.321cm" svg:x="13.99cm" svg:y="7.4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6.772cm" svg:height="5.562cm" svg:x="18.485cm" svg:y="7.096cm">
          <draw:image xlink:href="Pictures/100000000000032000000291BC8291F2E5EF8A78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17:52:55.775346986</meta:creation-date>
    <dc:date>2022-11-28T18:14:29.295040883</dc:date>
    <meta:editing-duration>PT1M13S</meta:editing-duration>
    <meta:editing-cycles>1</meta:editing-cycles>
    <meta:document-statistic meta:object-count="7"/>
    <meta:generator>LibreOffice/6.4.7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frac>
        <mn>1</mn>
        <msqrt>
          <mn>2</mn>
        </msqrt>
      </mfrac>
      <mrow>
        <mo fence="true" stretchy="false">(</mo>
        <mrow>
          <mrow>
            <mrow>
              <mrow>
                <mrow>
                  <mo stretchy="false">|</mo>
                  <mn>00</mn>
                </mrow>
              </mrow>
              <mo fence="true" stretchy="true">⟩</mo>
            </mrow>
            <mo stretchy="false">+</mo>
            <mrow>
              <mrow>
                <mrow>
                  <mo stretchy="false">|</mo>
                  <mn>11</mn>
                </mrow>
              </mrow>
              <mo fence="true" stretchy="true">⟩</mo>
            </mrow>
          </mrow>
        </mrow>
        <mo fence="true" stretchy="false">)</mo>
      </mrow>
    </mrow>
    <annotation encoding="StarMath 5.0">{1} over {sqrt{2}} (left none mline 00 right rangle + left none mline 11 right rangle)</annotation>
  </semantics>
</math>
</file>

<file path=Object 2/content.xml><?xml version="1.0" encoding="utf-8"?>
<math xmlns="http://www.w3.org/1998/Math/MathML" display="block">
  <semantics>
    <mrow>
      <mi mathvariant="normal">Φ</mi>
      <mo stretchy="false">⊗</mo>
      <mi>I</mi>
    </mrow>
    <annotation encoding="StarMath 5.0">%PHI otimes I</annotation>
  </semantics>
</math>
</file>